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List_20_Paragraph" style:list-style-name="WWNum5"/>
    <style:style style:name="P4" style:family="paragraph" style:parent-style-name="Standard" style:list-style-name="WWNum1"/>
    <style:style style:name="P5" style:family="paragraph" style:parent-style-name="Standard" style:list-style-name="WWNum3"/>
    <style:style style:name="P6" style:family="paragraph" style:parent-style-name="Standard" style:list-style-name="WWNum4"/>
    <style:style style:name="P7" style:family="paragraph" style:parent-style-name="Standard" style:list-style-name="WWNum2"/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17ad63"/>
    </style:style>
    <style:style style:name="T2" style:family="text">
      <style:text-properties officeooo:rsid="0019cf20"/>
    </style:style>
    <style:style style:name="T3" style:family="text">
      <style:text-properties officeooo:rsid="001bcda4"/>
    </style:style>
    <style:style style:name="T4" style:family="text">
      <style:text-properties officeooo:rsid="001dc783"/>
    </style:style>
    <style:style style:name="T5" style:family="text">
      <style:text-properties officeooo:rsid="001f05f6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_etkvubfwjy13"/>Meeting 1 Minutes</text:h>
      <text:p text:style-name="Standard"/>
      <text:p text:style-name="Standard"><draw:rect text:anchor-type="as-char" style:rel-width="100%" draw:z-index="0" draw:name="Shape1" draw:style-name="gr1" draw:text-style-name="P8" svg:width="6.5004in" svg:height="0.0213in"><text:p/></draw:rect></text:p>
      <text:h text:style-name="Heading_20_2" text:outline-level="2"><text:bookmark text:name="_5n31jgevt7w8"/>Details:</text:h>
      <text:p text:style-name="Standard">Location: Online, Via Zoom</text:p>
      <text:p text:style-name="Standard">Date: Saturday 18/06/2022</text:p>
      <text:p text:style-name="Standard">Time: 7:30 pm</text:p>
      <text:p text:style-name="Standard"><draw:rect text:anchor-type="as-char" style:rel-width="100%" draw:z-index="1" draw:name="Shape2" draw:style-name="gr1" draw:text-style-name="P8" svg:width="6.5004in" svg:height="0.0213in"><text:p/></draw:rect></text:p>
      <text:h text:style-name="Heading_20_2" text:outline-level="2"><text:bookmark text:name="_xlym5da13aar"/>Attendees:</text:h>
      <text:p text:style-name="Standard">Client: Mr. Bashar Francis</text:p>
      <text:p text:style-name="Standard"/>
      <text:p text:style-name="Standard">Team Members:</text:p>
      <text:list xml:id="list2459737585" text:style-name="WWNum1">
        <text:list-item>
          <text:p text:style-name="P4">Ahmad Jabak.</text:p>
        </text:list-item>
        <text:list-item>
          <text:p text:style-name="P4">Ali Massri.</text:p>
        </text:list-item>
        <text:list-item>
          <text:p text:style-name="P4">Ali Shamas.</text:p>
        </text:list-item>
      </text:list>
      <text:p text:style-name="Standard"><draw:rect text:anchor-type="as-char" style:rel-width="100%" draw:z-index="2" draw:name="Shape3" draw:style-name="gr1" draw:text-style-name="P8" svg:width="6.5004in" svg:height="0.0213in"><text:p/></draw:rect></text:p>
      <text:h text:style-name="Heading_20_2" text:outline-level="2"><text:bookmark text:name="_f7yqqxlk98d"/>Agenda Items:</text:h>
      <text:list xml:id="list2966456696" text:style-name="WWNum3">
        <text:list-item>
          <text:p text:style-name="P5">Introducing the client and the team members to each other.</text:p>
        </text:list-item>
        <text:list-item>
          <text:p text:style-name="P5">Obtaining information on the client’s needs and requirements for the project (type of website, theme …)</text:p>
        </text:list-item>
      </text:list>
      <text:p text:style-name="Standard"><draw:rect text:anchor-type="as-char" style:rel-width="100%" draw:z-index="3" draw:name="Shape4" draw:style-name="gr1" draw:text-style-name="P8" svg:width="6.5004in" svg:height="0.0213in"><text:p/></draw:rect></text:p>
      <text:h text:style-name="Heading_20_2" text:outline-level="2"><text:bookmark text:name="_vcluqrylt6dm"/><text:soft-page-break/>Discussions:</text:h>
      <text:p text:style-name="Standard">During the meeting the team members and the client introduced themselves and directly moved to the main objective of the meeting, <text:span text:style-name="T2">which is to create a raffle card website in accordance with the following requirements:</text:span></text:p>
      <text:p text:style-name="Standard"/>
      <text:list xml:id="list1290805430" text:style-name="WWNum5">
        <text:list-item>
          <text:p text:style-name="P3"><text:span text:style-name="T2">The w</text:span>ebsite name and logo <text:span text:style-name="T2">are </text:span>left for <text:span text:style-name="T2">development team</text:span> to decide.</text:p>
        </text:list-item>
        <text:list-item>
          <text:p text:style-name="P3"><text:span text:style-name="T2">The s</text:span>tyling and colors <text:span text:style-name="T2">are also up to the development team</text:span> to decide <text:span text:style-name="T1">but </text:span><text:span text:style-name="T2">the client</text:span><text:span text:style-name="T1"> requested simple colors</text:span>.</text:p>
        </text:list-item>
        <text:list-item>
          <text:p text:style-name="P3"><text:span text:style-name="T2">The m</text:span>ain idea for the website is <text:span text:style-name="T2">to offer gambling services whose profit will be used to fund </text:span>charities.</text:p>
          <text:list>
            <text:list-item>
              <text:p text:style-name="P3"><text:span text:style-name="T3">4 to 5 % of the price of every </text:span>purchased ticket <text:span text:style-name="T3">is collected by the company and the remainder</text:span><text:span text:style-name="T1"> will be distributed 50% for the winner and 50% for charities as donation</text:span>.</text:p>
            </text:list-item>
          </text:list>
        </text:list-item>
        <text:list-item>
          <text:p text:style-name="P3"><text:span text:style-name="T3">The “</text:span>Home” page <text:span text:style-name="T3">will display</text:span> the <text:span text:style-name="T3">available raffles with the following information; name, price, company logo, </text:span><text:span text:style-name="T4">image</text:span><text:span text:style-name="T3">, start date and expiry date.</text:span></text:p>
        </text:list-item>
        <text:list-item>
          <text:p text:style-name="P3"><text:span text:style-name="T4">The “</text:span>Contact us” page to let the user communicate with the organization <text:span text:style-name="T4">by filling name, phone number, email and message. </text:span><text:span text:style-name="T5">This information is sent to the client’s email.</text:span></text:p>
        </text:list-item>
        <text:list-item>
          <text:p text:style-name="P3"><text:span text:style-name="T4">The “</text:span>Login” page <text:span text:style-name="T4">to allow admin to login by providing username and password</text:span>.</text:p>
        </text:list-item>
        <text:list-item>
          <text:p text:style-name="P3"><text:span text:style-name="T4">The “</text:span>Dashboard” page for the admin to create, update and delete a raffle.</text:p>
        </text:list-item>
        <text:list-item>
          <text:p text:style-name="P3"><text:span text:style-name="T4">The t</text:span>arget audience<text:span text:style-name="T4">s are</text:span> over 17 years old <text:span text:style-name="T4">and i</text:span><text:span text:style-name="T1">nterested in both gambling and donation</text:span>.</text:p>
        </text:list-item>
      </text:list>
      <text:p text:style-name="P1">10-<text:span text:style-name="T4">The e</text:span>xpected visitors are <text:span text:style-name="T1">between</text:span> 10 <text:span text:style-name="T4">to </text:span><text:span text:style-name="T1">50</text:span> thousand visitor<text:span text:style-name="T4">s</text:span> <text:span text:style-name="T1">monthly</text:span>.</text:p>
      <text:p text:style-name="P1"/>
      <text:p text:style-name="Standard"/>
      <text:p text:style-name="Standard"><draw:rect text:anchor-type="as-char" style:rel-width="100%" draw:z-index="4" draw:name="Shape5" draw:style-name="gr1" draw:text-style-name="P8" svg:width="6.5004in" svg:height="0.0213in"><text:p/></draw:rect></text:p>
      <text:h text:style-name="Heading_20_2" text:outline-level="2"><text:bookmark text:name="_m71x88ydwsmg"/><text:soft-page-break/>Action Items:</text:h>
      <text:p text:style-name="Standard">At the end of the meeting we decided to:</text:p>
      <text:list xml:id="list3254516799" text:style-name="WWNum4">
        <text:list-item>
          <text:p text:style-name="P6">Start working on the project based on the assets given by the client.</text:p>
        </text:list-item>
        <text:list-item>
          <text:p text:style-name="P6">Conduct weekly meetings to discuss the progress.</text:p>
        </text:list-item>
      </text:list>
      <text:p text:style-name="Standard"><draw:rect text:anchor-type="as-char" style:rel-width="100%" draw:z-index="5" draw:name="Shape6" draw:style-name="gr1" draw:text-style-name="P8" svg:width="6.5004in" svg:height="0.0213in"><text:p/></draw:rect></text:p>
      <text:h text:style-name="Heading_20_2" text:outline-level="2"><text:bookmark text:name="_14iasoa5ud4c"/>Notes:</text:h>
      <text:list xml:id="list3151023621" text:style-name="WWNum2">
        <text:list-item>
          <text:p text:style-name="P7">Upon the approval of the client, the meeting was recorded for future reference <text:span text:style-name="T1">and educational purposes</text:span>.</text:p>
        </text:list-item>
      </text:list>
      <text:p text:style-name="Standard"><draw:rect text:anchor-type="as-char" style:rel-width="100%" draw:z-index="6" draw:name="Shape7" draw:style-name="gr1" draw:text-style-name="P8" svg:width="6.5004in" svg:height="0.0213in"><text:p/></draw:rect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3pt" fo:language="en" fo:country="US" style:letter-kerning="false" style:font-name-asian="Arial1" style:font-size-asian="13pt" style:language-asian="en" style:country-asian="US" style:font-name-complex="Arial1" style:font-size-complex="13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3pt" fo:language="en" fo:country="US" style:letter-kerning="false" style:font-name-asian="Arial1" style:font-size-asian="13pt" style:language-asian="en" style:country-asian="US" style:font-name-complex="Arial1" style:font-size-complex="13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color="#4a86e8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</meta:editing-cycles>
    <meta:creation-date>2022-06-19T18:11:00</meta:creation-date>
    <dc:date>2022-06-20T14:00:51.809588548</dc:date>
    <meta:editing-duration>PT24M1S</meta:editing-duration>
    <meta:generator>LibreOffice/6.4.7.2$Linux_X86_64 LibreOffice_project/40$Build-2</meta:generator>
    <meta:document-statistic meta:table-count="0" meta:image-count="0" meta:object-count="0" meta:page-count="3" meta:paragraph-count="39" meta:word-count="340" meta:character-count="1955" meta:non-whitespace-character-count="1664"/>
    <meta:user-defined meta:name="AppVersion">15.0000</meta:user-defined>
    <meta:user-defined meta:name="Company">Microsoft (C)</meta:user-defined>
    <meta:template xlink:type="simple" xlink:actuate="onRequest" xlink:title="Normal" xlink:href=""/>
  </office:meta>
</office:document-meta>
</file>